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B000002FFED46F18B.png" manifest:media-type=""/>
  <manifest:file-entry manifest:full-path="Pictures/100000000000055B000002F73C13073E.png" manifest:media-type=""/>
  <manifest:file-entry manifest:full-path="Pictures/100000000000055B000002EBC12061FA.png" manifest:media-type=""/>
  <manifest:file-entry manifest:full-path="Pictures/1000000000000557000002E51C22F249.png" manifest:media-type=""/>
  <manifest:file-entry manifest:full-path="Pictures/1000000000000559000002FFDD183DE2.png" manifest:media-type=""/>
  <manifest:file-entry manifest:full-path="Pictures/100000000000054F000002EBD20C00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0.0055in" svg:y="3.9701in" svg:width="6.9252in" svg:height="3.8335in" draw:z-index="1"><draw:image xlink:href="Pictures/100000000000055B000002F73C13073E.png" xlink:type="simple" xlink:show="embed" xlink:actuate="onLoad"/></draw:frame><draw:frame draw:style-name="fr1" draw:name="graphics1" text:anchor-type="paragraph" svg:width="6.9252in" svg:height="3.7535in" draw:z-index="0"><draw:image xlink:href="Pictures/1000000000000557000002E51C22F24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4" text:anchor-type="paragraph" svg:x="0.0693in" svg:y="4.1319in" svg:width="6.9252in" svg:height="3.7728in" draw:z-index="3"><draw:image xlink:href="Pictures/100000000000055B000002EBC12061FA.png" xlink:type="simple" xlink:show="embed" xlink:actuate="onLoad"/></draw:frame><draw:frame draw:style-name="fr2" draw:name="graphics3" text:anchor-type="paragraph" svg:x="0.1791in" svg:y="0.1035in" svg:width="6.9252in" svg:height="3.8063in" draw:z-index="2"><draw:image xlink:href="Pictures/100000000000054F000002EBD20C005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5" text:anchor-type="paragraph" svg:width="6.9252in" svg:height="3.8736in" draw:z-index="4"><draw:image xlink:href="Pictures/100000000000055B000002FFED46F18B.png" xlink:type="simple" xlink:show="embed" xlink:actuate="onLoad"/></draw:frame><draw:frame draw:style-name="fr2" draw:name="graphics6" text:anchor-type="paragraph" svg:x="-0.0866in" svg:y="4.0972in" svg:width="6.9252in" svg:height="3.8791in" draw:z-index="5"><draw:image xlink:href="Pictures/1000000000000559000002FFDD183D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58:26.474000000</meta:creation-date>
    <dc:date>2014-01-17T11:12:58.115000000</dc:date>
    <meta:editing-duration>P0D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4.1.2.3$Windows_x86 LibreOffice_project/40b2d7fde7e8d2d7bc5a449dc65df4d08a7dd38</meta:generator>
  </office:meta>
</office:document-meta>
</file>